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0.91983795" calcext:value-type="float">
            <text:p>30,91983795</text:p>
          </table:table-cell>
          <table:table-cell office:value-type="float" office:value="1.308339062E-026" calcext:value-type="float">
            <text:p>1,31E-026</text:p>
          </table:table-cell>
          <table:table-cell office:value-type="float" office:value="3.587129354" calcext:value-type="float">
            <text:p>3,58712935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1.44820213" calcext:value-type="float">
            <text:p>31,44820213</text:p>
          </table:table-cell>
          <table:table-cell office:value-type="float" office:value="2.131765787E-026" calcext:value-type="float">
            <text:p>2,13E-026</text:p>
          </table:table-cell>
          <table:table-cell office:value-type="float" office:value="3.601461887" calcext:value-type="float">
            <text:p>3,601461887</text:p>
          </table:table-cell>
          <table:table-cell table:style-name="ce2" table:formula="of:=([.E3]-[.E2])/[.E2]" office:value-type="float" office:value="0.00399554395327784" calcext:value-type="float">
            <text:p>0,00399554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824" calcext:value-type="float">
            <text:p>32824</text:p>
          </table:table-cell>
          <table:table-cell office:value-type="float" office:value="37.81095505" calcext:value-type="float">
            <text:p>37,81095505</text:p>
          </table:table-cell>
          <table:table-cell office:value-type="float" office:value="3.243849841E-020" calcext:value-type="float">
            <text:p>3,24E-020</text:p>
          </table:table-cell>
          <table:table-cell office:value-type="float" office:value="2.646938086" calcext:value-type="float">
            <text:p>2,646938086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824" calcext:value-type="float">
            <text:p>32824</text:p>
          </table:table-cell>
          <table:table-cell office:value-type="float" office:value="45.14647675" calcext:value-type="float">
            <text:p>45,14647675</text:p>
          </table:table-cell>
          <table:table-cell office:value-type="float" office:value="3.551207216E-020" calcext:value-type="float">
            <text:p>3,55E-020</text:p>
          </table:table-cell>
          <table:table-cell office:value-type="float" office:value="2.647756577" calcext:value-type="float">
            <text:p>2,647756577</text:p>
          </table:table-cell>
          <table:table-cell table:formula="of:=([.E5]-[.E4])/[.E4]" office:value-type="float" office:value="0.0003092218153228" calcext:value-type="float">
            <text:p>0,000309221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2948" calcext:value-type="float">
            <text:p>32948</text:p>
          </table:table-cell>
          <table:table-cell office:value-type="float" office:value="45.45375824" calcext:value-type="float">
            <text:p>45,45375824</text:p>
          </table:table-cell>
          <table:table-cell office:value-type="float" office:value="4.050273657E-017" calcext:value-type="float">
            <text:p>4,05E-017</text:p>
          </table:table-cell>
          <table:table-cell office:value-type="float" office:value="2.185931206" calcext:value-type="float">
            <text:p>2,185931206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2948" calcext:value-type="float">
            <text:p>32948</text:p>
          </table:table-cell>
          <table:table-cell office:value-type="float" office:value="52.47485352" calcext:value-type="float">
            <text:p>52,47485352</text:p>
          </table:table-cell>
          <table:table-cell office:value-type="float" office:value="4.723370043E-017" calcext:value-type="float">
            <text:p>4,72E-017</text:p>
          </table:table-cell>
          <table:table-cell office:value-type="float" office:value="2.186034203" calcext:value-type="float">
            <text:p>2,186034203</text:p>
          </table:table-cell>
          <table:table-cell table:style-name="ce3" table:formula="of:=([.E7]-[.E6])/[.E6]" office:value-type="float" office:value="0.000047118134238273" calcext:value-type="float">
            <text:p>4,7118134238273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068" calcext:value-type="float">
            <text:p>33068</text:p>
          </table:table-cell>
          <table:table-cell office:value-type="float" office:value="52.57611465" calcext:value-type="float">
            <text:p>52,57611465</text:p>
          </table:table-cell>
          <table:table-cell office:value-type="float" office:value="3.63167409E-015" calcext:value-type="float">
            <text:p>3,63E-015</text:p>
          </table:table-cell>
          <table:table-cell office:value-type="float" office:value="1.889930964" calcext:value-type="float">
            <text:p>1,889930964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068" calcext:value-type="float">
            <text:p>33068</text:p>
          </table:table-cell>
          <table:table-cell office:value-type="float" office:value="55.51266861" calcext:value-type="float">
            <text:p>55,51266861</text:p>
          </table:table-cell>
          <table:table-cell office:value-type="float" office:value="3.414076938E-016" calcext:value-type="float">
            <text:p>3,41E-016</text:p>
          </table:table-cell>
          <table:table-cell office:value-type="float" office:value="1.889621377" calcext:value-type="float">
            <text:p>1,889621377</text:p>
          </table:table-cell>
          <table:table-cell table:style-name="ce3" table:formula="of:=([.E9]-[.E8])/[.E8]" office:value-type="float" office:value="-0.000163808628937746" calcext:value-type="float">
            <text:p>-0,000163808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3473" calcext:value-type="float">
            <text:p>33473</text:p>
          </table:table-cell>
          <table:table-cell office:value-type="float" office:value="55.24705887" calcext:value-type="float">
            <text:p>55,24705887</text:p>
          </table:table-cell>
          <table:table-cell office:value-type="float" office:value="0.0000000000004255738015" calcext:value-type="float">
            <text:p>4,26E-013</text:p>
          </table:table-cell>
          <table:table-cell office:value-type="float" office:value="1.68269062" calcext:value-type="float">
            <text:p>1,68269062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3473" calcext:value-type="float">
            <text:p>33473</text:p>
          </table:table-cell>
          <table:table-cell office:value-type="float" office:value="55.31212616" calcext:value-type="float">
            <text:p>55,31212616</text:p>
          </table:table-cell>
          <table:table-cell office:value-type="float" office:value="0.00000000000006909587919" calcext:value-type="float">
            <text:p>6,91E-014</text:p>
          </table:table-cell>
          <table:table-cell office:value-type="float" office:value="1.682563305" calcext:value-type="float">
            <text:p>1,682563305</text:p>
          </table:table-cell>
          <table:table-cell table:style-name="ce3" table:formula="of:=([.E11]-[.E10])/[.E10]" office:value-type="float" office:value="-0.0000756615616007132" calcext:value-type="float">
            <text:p>-7,56615616007132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744" calcext:value-type="float">
            <text:p>33744</text:p>
          </table:table-cell>
          <table:table-cell office:value-type="float" office:value="91.91031647" calcext:value-type="float">
            <text:p>91,91031647</text:p>
          </table:table-cell>
          <table:table-cell office:value-type="float" office:value="0.0000000000001427066608" calcext:value-type="float">
            <text:p>1,43E-013</text:p>
          </table:table-cell>
          <table:table-cell office:value-type="float" office:value="1.519122124" calcext:value-type="float">
            <text:p>1,519122124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744" calcext:value-type="float">
            <text:p>33744</text:p>
          </table:table-cell>
          <table:table-cell office:value-type="float" office:value="105.6179886" calcext:value-type="float">
            <text:p>105,6179886</text:p>
          </table:table-cell>
          <table:table-cell office:value-type="float" office:value="0.000000000001599890142" calcext:value-type="float">
            <text:p>1,60E-012</text:p>
          </table:table-cell>
          <table:table-cell office:value-type="float" office:value="1.519330859" calcext:value-type="float">
            <text:p>1,519330859</text:p>
          </table:table-cell>
          <table:table-cell table:formula="of:=([.E13]-[.E12])/[.E12]" office:value-type="float" office:value="0.000137405016161941" calcext:value-type="float">
            <text:p>0,0001374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3784" calcext:value-type="float">
            <text:p>33784</text:p>
          </table:table-cell>
          <table:table-cell office:value-type="float" office:value="105.5266876" calcext:value-type="float">
            <text:p>105,5266876</text:p>
          </table:table-cell>
          <table:table-cell office:value-type="float" office:value="0.0000000001012881376" calcext:value-type="float">
            <text:p>1,01E-010</text:p>
          </table:table-cell>
          <table:table-cell office:value-type="float" office:value="1.393520713" calcext:value-type="float">
            <text:p>1,393520713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3784" calcext:value-type="float">
            <text:p>33784</text:p>
          </table:table-cell>
          <table:table-cell office:value-type="float" office:value="111.1117249" calcext:value-type="float">
            <text:p>111,1117249</text:p>
          </table:table-cell>
          <table:table-cell office:value-type="float" office:value="0.0000000001240136327" calcext:value-type="float">
            <text:p>1,24E-010</text:p>
          </table:table-cell>
          <table:table-cell office:value-type="float" office:value="1.393708587" calcext:value-type="float">
            <text:p>1,393708587</text:p>
          </table:table-cell>
          <table:table-cell table:formula="of:=([.E15]-[.E14])/[.E14]" office:value-type="float" office:value="0.000134819668087607" calcext:value-type="float">
            <text:p>0,000134819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3970" calcext:value-type="float">
            <text:p>33970</text:p>
          </table:table-cell>
          <table:table-cell office:value-type="float" office:value="110.9555435" calcext:value-type="float">
            <text:p>110,9555435</text:p>
          </table:table-cell>
          <table:table-cell office:value-type="float" office:value="0.0000000005036412398" calcext:value-type="float">
            <text:p>5,04E-010</text:p>
          </table:table-cell>
          <table:table-cell office:value-type="float" office:value="1.288514495" calcext:value-type="float">
            <text:p>1,288514495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3970" calcext:value-type="float">
            <text:p>33970</text:p>
          </table:table-cell>
          <table:table-cell office:value-type="float" office:value="111.5917206" calcext:value-type="float">
            <text:p>111,5917206</text:p>
          </table:table-cell>
          <table:table-cell office:value-type="float" office:value="0.0000000003174164542" calcext:value-type="float">
            <text:p>3,17E-010</text:p>
          </table:table-cell>
          <table:table-cell office:value-type="float" office:value="1.289208889" calcext:value-type="float">
            <text:p>1,289208889</text:p>
          </table:table-cell>
          <table:table-cell table:formula="of:=([.E17]-[.E16])/[.E16]" office:value-type="float" office:value="0.000538910507172782" calcext:value-type="float">
            <text:p>0,00053891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189" calcext:value-type="float">
            <text:p>34189</text:p>
          </table:table-cell>
          <table:table-cell office:value-type="float" office:value="111.5664902" calcext:value-type="float">
            <text:p>111,5664902</text:p>
          </table:table-cell>
          <table:table-cell office:value-type="float" office:value="0.000000006395047603" calcext:value-type="float">
            <text:p>6,40E-009</text:p>
          </table:table-cell>
          <table:table-cell office:value-type="float" office:value="1.198577762" calcext:value-type="float">
            <text:p>1,198577762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189" calcext:value-type="float">
            <text:p>34189</text:p>
          </table:table-cell>
          <table:table-cell office:value-type="float" office:value="111.29702" calcext:value-type="float">
            <text:p>111,29702</text:p>
          </table:table-cell>
          <table:table-cell office:value-type="float" office:value="0.000000006708595901" calcext:value-type="float">
            <text:p>6,71E-009</text:p>
          </table:table-cell>
          <table:table-cell office:value-type="float" office:value="1.199005127" calcext:value-type="float">
            <text:p>1,199005127</text:p>
          </table:table-cell>
          <table:table-cell table:style-name="ce3" table:formula="of:=([.E19]-[.E18])/[.E18]" office:value-type="float" office:value="0.000356560094429616" calcext:value-type="float">
            <text:p>0,000356560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4268" calcext:value-type="float">
            <text:p>34268</text:p>
          </table:table-cell>
          <table:table-cell office:value-type="float" office:value="111.1462021" calcext:value-type="float">
            <text:p>111,1462021</text:p>
          </table:table-cell>
          <table:table-cell office:value-type="float" office:value="0.00000001742031053" calcext:value-type="float">
            <text:p>1,74E-008</text:p>
          </table:table-cell>
          <table:table-cell office:value-type="float" office:value="1.122402549" calcext:value-type="float">
            <text:p>1,122402549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4268" calcext:value-type="float">
            <text:p>34268</text:p>
          </table:table-cell>
          <table:table-cell office:value-type="float" office:value="110.7275238" calcext:value-type="float">
            <text:p>110,7275238</text:p>
          </table:table-cell>
          <table:table-cell office:value-type="float" office:value="0.00000001344940959" calcext:value-type="float">
            <text:p>1,34E-008</text:p>
          </table:table-cell>
          <table:table-cell office:value-type="float" office:value="1.123090982" calcext:value-type="float">
            <text:p>1,123090982</text:p>
          </table:table-cell>
          <table:table-cell table:style-name="ce3" table:formula="of:=([.E21]-[.E20])/[.E20]" office:value-type="float" office:value="0.000613356589944698" calcext:value-type="float">
            <text:p>0,000613356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4605" calcext:value-type="float">
            <text:p>34605</text:p>
          </table:table-cell>
          <table:table-cell office:value-type="float" office:value="184.9653015" calcext:value-type="float">
            <text:p>184,9653015</text:p>
          </table:table-cell>
          <table:table-cell office:value-type="float" office:value="0.00000003322165654" calcext:value-type="float">
            <text:p>3,32E-008</text:p>
          </table:table-cell>
          <table:table-cell office:value-type="float" office:value="1.052768588" calcext:value-type="float">
            <text:p>1,052768588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58934655880971" calcext:value-type="float">
            <text:p>0,00058934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20:07:39.488486214</dc:date>
    <meta:document-statistic meta:table-count="1" meta:cell-count="121" meta:object-count="0"/>
    <meta:generator>LibreOffice/4.1.4.2$Linux_X86_64 LibreOffice_project/410m0$Build-2</meta:generator>
  </office:meta>
</office:document-meta>
</file>